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/>
    </style:style>
    <style:style style:name="gr10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e994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custom-shape draw:style-name="gr1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5.98cm">
              <text:p text:style-name="P1"><text:span text:style-name="T1">Program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21.02cm" svg:y="7.985cm">
              <text:p text:style-name="P1"><text:span text:style-name="T1">Dat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8.755cm" svg:height="3.712cm" svg:x="9.414cm" svg:y="6.678cm">
              <text:p text:style-name="P1"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4" draw:layer="layout" svg:width="3.175cm" svg:height="3.175cm" svg:x="14.66cm" svg:y="6.985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7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6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0" draw:text-style-name="P3" draw:layer="layout" svg:width="8.755cm" svg:height="1.018cm" svg:x="9.418cm" svg:y="5.08cm">
              <text:p text:style-name="P1"><text:span text:style-name="T5">Control </text:span><text:span text:style-name="T5">Un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2" draw:text-style-name="P8" draw:layer="layout" svg:width="3.175cm" svg:height="1.27cm" svg:x="3.175cm" svg:y="5.98cm">
              <text:p text:style-name="P1"><text:span text:style-name="T2">Displa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175cm" svg:height="1.27cm" svg:x="3.175cm" svg:y="7.985cm">
              <text:p text:style-name="P1"><text:span text:style-name="T2">Input Devic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3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6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3.175cm" svg:height="1.27cm" svg:x="3.745cm" svg:y="5.98cm">
            <text:p text:style-name="P1"><text:span text:style-name="T2">Displa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1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3-10-22T11:19:44.058390505</dc:date>
    <meta:editing-duration>PT6M7S</meta:editing-duration>
    <meta:editing-cycles>2</meta:editing-cycles>
    <meta:generator>LibreOffice/7.3.7.2$Linux_X86_64 LibreOffice_project/30$Build-2</meta:generator>
    <meta:document-statistic meta:object-count="67"/>
  </office:meta>
</office:document-meta>
</file>